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789cm" fo:margin-left="4.244cm" table:align="left"/>
    </style:style>
    <style:style style:name="Table1.A" style:family="table-column">
      <style:table-column-properties style:column-width="1.429cm"/>
    </style:style>
    <style:style style:name="Table1.B" style:family="table-column">
      <style:table-column-properties style:column-width="1.984cm"/>
    </style:style>
    <style:style style:name="Table1.C" style:family="table-column">
      <style:table-column-properties style:column-width="1.37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9383" officeooo:paragraph-rsid="001f9383"/>
    </style:style>
    <style:style style:name="P2" style:family="paragraph" style:parent-style-name="Standard">
      <style:text-properties fo:font-size="14pt" fo:font-weight="bold" officeooo:rsid="001f9383" officeooo:paragraph-rsid="001f9383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20eea3" officeooo:paragraph-rsid="0020eea3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paragraph-rsid="001f9383"/>
    </style:style>
    <style:style style:name="P5" style:family="paragraph" style:parent-style-name="Standard">
      <style:text-properties officeooo:rsid="0020eea3" officeooo:paragraph-rsid="0020eea3"/>
    </style:style>
    <style:style style:name="P6" style:family="paragraph" style:parent-style-name="Table_20_Contents">
      <style:text-properties officeooo:rsid="0020eea3" officeooo:paragraph-rsid="0020eea3"/>
    </style:style>
    <style:style style:name="P7" style:family="paragraph" style:parent-style-name="Standard" style:list-style-name="L1">
      <style:text-properties officeooo:rsid="001f9383" officeooo:paragraph-rsid="001f9383"/>
    </style:style>
    <style:style style:name="P8" style:family="paragraph" style:parent-style-name="Standard" style:list-style-name="L2">
      <style:text-properties officeooo:rsid="001f9383" officeooo:paragraph-rsid="001f9383"/>
    </style:style>
    <style:style style:name="P9" style:family="paragraph" style:parent-style-name="Standard" style:list-style-name="L3">
      <style:text-properties officeooo:rsid="001f9383" officeooo:paragraph-rsid="001f9383"/>
    </style:style>
    <style:style style:name="P10" style:family="paragraph" style:parent-style-name="Standard" style:list-style-name="L4">
      <style:text-properties officeooo:rsid="001f9383" officeooo:paragraph-rsid="001f9383"/>
    </style:style>
    <style:style style:name="P11" style:family="paragraph" style:parent-style-name="Standard" style:list-style-name="L5">
      <style:text-properties officeooo:rsid="001f9383" officeooo:paragraph-rsid="001f9383"/>
    </style:style>
    <style:style style:name="P12" style:family="paragraph" style:parent-style-name="Standard" style:list-style-name="L6">
      <style:text-properties officeooo:rsid="001f9383" officeooo:paragraph-rsid="001f9383"/>
    </style:style>
    <style:style style:name="P13" style:family="paragraph" style:parent-style-name="Standard" style:list-style-name="L6">
      <style:text-properties officeooo:rsid="0020eea3" officeooo:paragraph-rsid="0020eea3"/>
    </style:style>
    <style:style style:name="P14" style:family="paragraph" style:parent-style-name="Standard" style:list-style-name="L7">
      <style:text-properties officeooo:rsid="0020eea3" officeooo:paragraph-rsid="0020eea3"/>
    </style:style>
    <style:style style:name="P15" style:family="paragraph" style:parent-style-name="Standard" style:list-style-name="L8">
      <style:text-properties officeooo:rsid="0020eea3" officeooo:paragraph-rsid="0020eea3"/>
    </style:style>
    <style:style style:name="P16" style:family="paragraph" style:parent-style-name="Standard" style:list-style-name="L7">
      <style:text-properties officeooo:paragraph-rsid="0020eea3"/>
    </style:style>
    <style:style style:name="P17" style:family="paragraph" style:parent-style-name="Standard" style:list-style-name="L9">
      <style:text-properties fo:font-size="12pt" fo:font-weight="normal" officeooo:rsid="0020eea3" officeooo:paragraph-rsid="0020eea3" style:font-size-asian="10.5pt" style:font-weight-asian="normal" style:font-size-complex="12pt" style:font-weight-complex="normal"/>
    </style:style>
    <style:style style:name="P18" style:family="paragraph" style:parent-style-name="Standard" style:list-style-name="L9">
      <style:text-properties fo:font-size="12pt" fo:font-weight="normal" officeooo:rsid="0021a270" officeooo:paragraph-rsid="0021a270" style:font-size-asian="10.5pt" style:font-weight-asian="normal" style:font-size-complex="12pt" style:font-weight-complex="normal"/>
    </style:style>
    <style:style style:name="P19" style:family="paragraph" style:parent-style-name="Standard" style:list-style-name="L9">
      <style:text-properties fo:font-size="12pt" fo:font-weight="normal" officeooo:rsid="00234337" officeooo:paragraph-rsid="00234337" style:font-size-asian="10.5pt" style:font-weight-asian="normal" style:font-size-complex="12pt" style:font-weight-complex="normal"/>
    </style:style>
    <style:style style:name="P20" style:family="paragraph" style:parent-style-name="Standard" style:list-style-name="L9">
      <style:text-properties fo:font-size="12pt" fo:font-weight="normal" officeooo:rsid="00250cbb" officeooo:paragraph-rsid="00250cbb" style:font-size-asian="10.5pt" style:font-weight-asian="normal" style:font-size-complex="12pt" style:font-weight-complex="normal"/>
    </style:style>
    <style:style style:name="T1" style:family="text">
      <style:text-properties officeooo:rsid="0020eea3"/>
    </style:style>
    <style:style style:name="T2" style:family="text">
      <style:text-properties officeooo:rsid="00250cbb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y2:</text:p>
      <text:p text:style-name="P1"/>
      <text:list xml:id="list2148849919872042298" text:style-name="L1">
        <text:list-item>
          <text:p text:style-name="P7">Introduction to coloured , Grayscale and Binary images</text:p>
        </text:list-item>
        <text:list-item>
          <text:p text:style-name="P7">Different scales:</text:p>
        </text:list-item>
      </text:list>
      <text:list xml:id="list1441595397435445439" text:style-name="L2">
        <text:list-item>
          <text:p text:style-name="P8">RGB</text:p>
        </text:list-item>
        <text:list-item>
          <text:p text:style-name="P8">HSV</text:p>
          <text:p text:style-name="P8"><text:tab/></text:p>
        </text:list-item>
      </text:list>
      <text:list xml:id="list7246065127581122455" text:style-name="L3">
        <text:list-item>
          <text:p text:style-name="P9">Convet images to gray using <text:s/>(a*r+b*g+c*b)/(a+b+c)</text:p>
        </text:list-item>
        <text:list-item>
          <text:p text:style-name="P9">Convert images to binary using thersold value</text:p>
        </text:list-item>
        <text:list-item>
          <text:p text:style-name="P9">Convert images:</text:p>
          <text:list>
            <text:list-item>
              <text:list>
                <text:list-item>
                  <text:list>
                    <text:list-header>
                      <text:p text:style-name="P9">cvtColor(input,output,type)</text:p>
                      <text:p text:style-name="P9">type-</text:p>
                      <text:list>
                        <text:list-item>
                          <text:list>
                            <text:list-header>
                              <text:p text:style-name="P9">BGR2HSV</text:p>
                              <text:p text:style-name="P9">BGR2Gray</text:p>
                            </text:list-header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1"/>
      <text:list xml:id="list1703024356227680052" text:style-name="L4">
        <text:list-item>
          <text:p text:style-name="P10">Use of Trackbar</text:p>
          <text:list>
            <text:list-header>
              <text:p text:style-name="P10">createTrackbar(name,window name,address of var , max)</text:p>
            </text:list-header>
          </text:list>
        </text:list-item>
      </text:list>
      <text:p text:style-name="P1"/>
      <text:list xml:id="list6125008511847196404" text:style-name="L5">
        <text:list-item>
          <text:p text:style-name="P11">Filters:</text:p>
        </text:list-item>
      </text:list>
      <text:p text:style-name="P1"/>
      <text:list xml:id="list4325668769128981944" text:style-name="L6">
        <text:list-item>
          <text:p text:style-name="P12">Mean-</text:p>
          <text:p text:style-name="P13">A=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6">1</text:p>
          </table:table-cell>
          <table:table-cell table:style-name="Table1.C1" office:value-type="string">
            <text:p text:style-name="P6">1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C2" office:value-type="string">
            <text:p text:style-name="P6">1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C2" office:value-type="string">
            <text:p text:style-name="P6">1</text:p>
          </table:table-cell>
        </table:table-row>
      </table:table>
      <text:list xml:id="list194638139846769" text:continue-numbering="true" text:style-name="L6">
        <text:list-item>
          <text:list>
            <text:list-item>
              <text:list>
                <text:list-header>
                  <text:p text:style-name="P12"><text:tab/></text:p>
                </text:list-header>
              </text:list>
            </text:list-item>
          </text:list>
        </text:list-item>
      </text:list>
      <text:p text:style-name="P4"><text:tab/><text:tab/><text:tab/></text:p>
      <text:p text:style-name="P4"><text:tab/><text:tab/><text:tab/><text:span text:style-name="T1">Kernel=A/9</text:span></text:p>
      <text:p text:style-name="P4"/>
      <text:list xml:id="list1291925933784226140" text:style-name="L7">
        <text:list-item>
          <text:p text:style-name="P14">Median-</text:p>
          <text:list>
            <text:list-item>
              <text:list>
                <text:list-item>
                  <text:list>
                    <text:list-header>
                      <text:p text:style-name="P14">No Kernel</text:p>
                      <text:p text:style-name="P16"><text:tab/><text:tab/></text:p>
                    </text:list-header>
                  </text:list>
                </text:list-item>
              </text:list>
            </text:list-item>
          </text:list>
        </text:list-item>
      </text:list>
      <text:p text:style-name="P1"/>
      <text:p text:style-name="P1"/>
      <text:list xml:id="list8481958793447187381" text:style-name="L8">
        <text:list-item>
          <text:p text:style-name="P15">Gaussian- <text:s/>All values of mean kernel are different</text:p>
        </text:list-item>
        <text:list-item>
          <text:p text:style-name="P15">Sobel</text:p>
        </text:list-item>
      </text:list>
      <text:p text:style-name="P5"/>
      <text:p text:style-name="P5"/>
      <text:p text:style-name="P3">Codes:</text:p>
      <text:p text:style-name="P3"/>
      <text:list xml:id="list2439989376162218549" text:style-name="L9">
        <text:list-item>
          <text:p text:style-name="P17">Convert image to gray and binary</text:p>
        </text:list-item>
        <text:list-item>
          <text:p text:style-name="P17">Convert image to HSV using function cvtColor</text:p>
        </text:list-item>
        <text:list-item>
          <text:p text:style-name="P17">Use trackbar to convert image to binary</text:p>
        </text:list-item>
        <text:list-item>
          <text:p text:style-name="P17">Zoom image</text:p>
        </text:list-item>
        <text:list-item>
          <text:p text:style-name="P17">Shrink image</text:p>
        </text:list-item>
        <text:list-item>
          <text:p text:style-name="P18">Histogram for image</text:p>
        </text:list-item>
        <text:list-item>
          <text:p text:style-name="P19"><text:span text:style-name="T2">M</text:span>ean filter</text:p>
        </text:list-item>
        <text:list-item>
          <text:p text:style-name="P20">Gaussian</text:p>
        </text:list-item>
        <text:list-item>
          <text:p text:style-name="P19"><text:span text:style-name="T2">S</text:span>obel filter</text:p>
        </text:list-item>
      </text:list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19:08:42.596187848</meta:creation-date>
    <dc:date>2016-12-03T19:46:37.375115338</dc:date>
    <meta:editing-duration>PT11M5S</meta:editing-duration>
    <meta:editing-cycles>4</meta:editing-cycles>
    <meta:generator>LibreOffice/4.2.3.3$Linux_X86_64 LibreOffice_project/420m0$Build-3</meta:generator>
    <meta:document-statistic meta:table-count="1" meta:image-count="0" meta:object-count="0" meta:page-count="2" meta:paragraph-count="45" meta:word-count="131" meta:character-count="647" meta:non-whitespace-character-count="577"/>
  </office:meta>
</office:document-meta>
</file>